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e3319" officeooo:paragraph-rsid="001e3319" style:font-size-asian="28pt" style:font-size-complex="28pt"/>
    </style:style>
    <style:style style:name="P2" style:family="paragraph" style:parent-style-name="Standard">
      <style:text-properties fo:font-size="28pt" fo:font-weight="bold" officeooo:rsid="001e3319" officeooo:paragraph-rsid="001e3319" style:font-size-asian="28pt" style:font-weight-asian="bold" style:font-size-complex="28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88d5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nal:</text:p>
      <text:p text:style-name="P1">To the last, I will grapple with thee... from Hell's heart, I <text:span text:style-name="T1">stab</text:span> at thee! For hate's sake, I spit my last breath at thee!</text:p>
      <text:p text:style-name="P1"/>
      <text:p text:style-name="P2">LibreOffice:</text:p>
      <text:p text:style-name="P1">To the last, I will grapple with thee... from Hell's heart, I <text:span text:style-name="T2">stab</text:span> at thee! For hate's sake, I spit my last breath at thee!</text:p>
      <text:p text:style-name="P1"/>
      <text:p text:style-name="P2">CASS:</text:p>
      <text:p text:style-name="P1">To the last, I will grapple with thee... from Hell's heart, I <text:span text:style-name="T1">stab</text:span> at thee! For hate's sake, I spit my last breath at the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03-31T15:40:41.122998741</dc:date>
    <meta:editing-duration>PT19H54M10S</meta:editing-duration>
    <meta:editing-cycles>24</meta:editing-cycles>
    <meta:document-statistic meta:table-count="0" meta:image-count="0" meta:object-count="0" meta:page-count="1" meta:paragraph-count="6" meta:word-count="78" meta:character-count="395" meta:non-whitespace-character-count="32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Dialog as Variant
Private oVC as Variant
Private oWC as Variant

Sub RunGraphicsWizard
	oDialog = createUnoDialog(DialogLibraries.Standard.ListTest)
	populateList
	oDialog.execute
End Sub

Sub populateList
	Dim nCount as integer, oListBox as object
	
	oListBox = oDialog.getControl("ListBox1")
	nCount = oListBox.getItemCount()
	
	oCASS = createUnoService("org.libreoffice.example.CASS")
	
	oCASS.wnKey = "wordnet.database.dir"
	oCASS.wnValue = "/home/design/Documents/test/WordNet-3.0/dict/"
	
	Dim syns as variant
	syns = oCASS.getSynonym(oWC.String)
	
	oListBox.addItems(syns, ncount)
	
	oListBox.selectItemPos(0, true)
End Sub

Sub CancelGraphicsDialog
	oDialog.endExecute()
End Sub

Sub FinishGraphicsDialog
	oListBox = oDialog.getControl("ListBox1")
	
	Dim sSelectedItem as String
	sSelectedItem = oListBox.getSelectedItem
	
	oWC.String = sSelectedItem
	
	oDialog.endExecute	
End Sub

Sub Main
	oVC = ThisComponent.getCurrentController.getViewCursor
	oWC = oVC.getText.createTextCursorByRange(oVC)
	oWC.gotoStartOfWord(False)
	oWC.gotoEndOfWord(True)
	
	RunGraphicsWizard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